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eproTests.spr15271FindsOnInterfaceWith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11124ServiceImpl.single( int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ReproTests.spr13081ConfigFailIfCacheResolverReturnsNull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11249Service.doSomething( String name , int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124Config.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4230Config.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proTests.spr11249Primitive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14853Service.findBy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proTests.spr14230AdaptsTo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r11592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11124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acheResolver.getCacheNames( CacheOperationInvocationContext &lt; ? &gt;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CacheResolver.My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124ServiceImpl.multiple( int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15271ConfigB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4853Service.insertItem( TestBean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5271Service.findBy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proTests.spr13081ConfigNoCacheName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CacheResolver.getCach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592Service.getSimpl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249Config.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592Config.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15271ConfigA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4853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proTests.spr11592GetSi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eReproTests.spr11124Multiple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15271ConfigB.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592Service.getNeverCach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4230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249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3081Service.getSimpl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592Config.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proTests.spr11592GetNeve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r13081Config.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proTests.spr15271FindsOnInterfaceWithInterfac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13081Config.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5271ConfigA.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5271Service.insertItem( TestBean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4230Service.insertItem( TestBean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4853Config.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proTests.spr14853AdaptsToOptionalWith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r14230Service.findBy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